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color="#000000" fo:font-size="12pt" style:font-size-asian="12pt" style:font-size-complex="12pt"/>
    </style:style>
    <style:style style:name="T1" style:family="text">
      <style:text-properties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viewer Response:</text:span> The getters, setters and the collection methods must be shown as use cases.<text:line-break/>Required</text:p>
      <text:p text:style-name="P1">Added methods use cases.</text:p>
      <text:p text:style-name="P1"/>
      <text:p text:style-name="P1"><text:span text:style-name="T1">Reviewer Response:</text:span> Not very helpful. Presented use cases are abstract. <text:line-break/>Required</text:p>
      <text:p text:style-name="P1">Changed to aggregate use cases.</text:p>
      <text:p text:style-name="P1"/>
      <text:p text:style-name="P1"><text:span text:style-name="T1">Reviewer Response:</text:span> Requirements should be deducted from use cases not just point to CS (even though, the CS does not mention the requirements as mentioned in comments from use case diagram). <text:line-break/>Required </text:p>
      <text:p text:style-name="P1">Removed the pointers.</text:p>
      <text:p text:style-name="P1"/>
      <text:p text:style-name="P1"><text:span text:style-name="T1">Reviewer Response:</text:span> Please provide the discussion on why it is not thread-safe and how the user can access it in thread-safe manner.<text:line-break/>Required </text:p>
      <text:p text:style-name="P1">Provided why and how in CS</text:p>
      <text:p text:style-name="P1"/>
      <text:p text:style-name="P1"><text:span text:style-name="T1">Reviewer Response:</text:span> The Collections must be final<text:line-break/>Required </text:p>
      <text:p text:style-name="P1">All Collections and Lists marked as frozen.</text:p>
      <text:p text:style-name="P1"/>
      <text:p text:style-name="P1"><text:span text:style-name="T1">Reviewer Response:</text:span> List fields should be marked as ordered from properties tab of Poseidon (not on the relationships).<text:line-break/>Required </text:p>
      <text:p text:style-name="P1">All Lists marked as ordered. All relationships unmarked.</text:p>
      <text:p text:style-name="P1"/>
      <text:p text:style-name="P1"><text:span text:style-name="T1">Reviewer Response:</text:span> NullPointerException should no longer be used. IllegalArgumentException should be used instead.<text:line-break/>Required </text:p>
      <text:p text:style-name="P1">Changed NullPointerException to IllegalArgumentException in all docs in @throws tag</text:p>
      <text:p text:style-name="P1"/>
      <text:p text:style-name="P1"><text:span text:style-name="T1">Reviewer Response:</text:span> The aggregations from some classes with Point are missing.<text:line-break/>Required </text:p>
      <text:p text:style-name="P1">Added all aggregations with Point</text:p>
      <text:p text:style-name="P1"/>
      <text:p text:style-name="P1"><text:span text:style-name="T1">Reviewer Response:</text:span> Aggregations shows the fields as being public.<text:line-break/>Required </text:p>
      <text:p text:style-name="P1">All aggregation fields marked as private</text:p>
      <text:p text:style-name="P1"/>
      <text:p text:style-name="P1"><text:span text:style-name="T1">Reviewer Response:</text:span> Compositions should be Aggregations. Also you should present 2 Aggregations in cases like DiagramElement to Reference. Sample:<text:line-break/>DiagramElement &lt;&gt; - - - ‘-references’ -&gt; Reference; <text:line-break/>DiagramElement<text:line-break/>Required </text:p>
      <text:p text:style-name="P1">All compositions changed to aggregations. Presented 2 aggregations in cases like DiagramElement to Reference.</text:p>
      <text:p text:style-name="P1"/>
      <text:p text:style-name="P1"><text:span text:style-name="T1">Reviewer Response:</text:span> Uml1SemanticModelBridge to Element should be an aggregation. <text:line-break/>Required</text:p>
      <text:p text:style-name="P1">Changed to aggregation.</text:p>
      <text:p text:style-name="P1"/>
      <text:p text:style-name="P1"><text:span text:style-name="T1">Reviewer Response:</text:span> Boolean fields like isVisible or visible should have a getter isVisible and a setter setVisible (not setIsVisible: remove ‘Is’ from setter name). <text:line-break/>This applies to setters of all <text:line-break/>Required </text:p>
      <text:p text:style-name="P1">Changed docs and renamed setters of all boolean fields.</text:p>
      <text:p text:style-name="P1"/>
      <text:p text:style-name="P1"><text:span text:style-name="T1">Reviewer Response:</text:span> Collections and Lists should be initialized with new ArrayList&lt;Element&gt;(); for a better usage of generics. <text:line-break/>Required </text:p>
      <text:p text:style-name="P1">All Collection and Lists initialized with generics ctor.</text:p>
      <text:p text:style-name="P1"/>
      <text:p text:style-name="P1"><text:span text:style-name="T1">Reviewer Response:</text:span> On some of the classes the documentation is scarce.<text:line-break/>Functional discussion indicating the role of the class is needed on the classes like BezierPoint,GraphEdge <text:line-break/>Required </text:p>
      <text:p text:style-name="P1">Added documentation to DiagramElement, Reference, GraphElement, DiagramLink, GraphNode, GraphEdge, Diagram, SemanticModel family, Image, Point, Dimension, BezierPoint.</text:p>
      <text:p text:style-name="P1"/>
      <text:p text:style-name="P1"><text:span text:style-name="T1">Reviewer Response:</text:span> It cam be seen that the roleof the class is not discussed anywhere.<text:line-break/>Please check the description for Uml1SemanticModelBridge,SimpleSemanticModelElement,, <text:line-break/>Required </text:p>
      <text:p text:style-name="P1">Added documentation to DiagramElement, Reference, GraphElement, DiagramLink, GraphNode, GraphEdge, Diagram, SemanticModel family, Image, Point, Dimension, BezierPoint.</text:p>
      <text:p text:style-name="P1"/>
      <text:p text:style-name="P1"><text:span text:style-name="T1">Reviewer Response:</text:span> You should properly document the classes instead of providing links. <text:line-break/>Required</text:p>
      <text:p text:style-name="P1">Removed all links.</text:p>
      <text:p text:style-name="P1"/>
      <text:p text:style-name="P1"><text:span text:style-name="T1">Reviewer Response:</text:span> Also you should present implementation notes where you should say that a class extends another (where applicable).<text:line-break/>Required</text:p>
      <text:p text:style-name="P1">Added extension information in the class docs</text:p>
      <text:p text:style-name="P1"/>
      <text:p text:style-name="P1"><text:span text:style-name="T1">Reviewer Response:</text:span> IllegalArgumentException must be thrown for null values or invalid indexes. The design deviates from this aspect on all the classes.<text:line-break/>Required</text:p>
      <text:p text:style-name="P1">Changed IndexOutOfBounds to IllegalArgumentException in all docs in @throws tag</text:p>
      <text:p text:style-name="P1"/>
      <text:p text:style-name="P1"><text:span text:style-name="T1">Reviewer Response:</text:span> Getters of Collections and Lists should return a copy of the fields.<text:line-break/>Required</text:p>
      <text:p text:style-name="P1">Changed doc to all getters of Collections and Lists.</text:p>
      <text:p text:style-name="P1"/>
      <text:p text:style-name="P1"><text:span text:style-name="T1">Reviewer Response:</text:span> Many parameters are not documented: they contain only ‘Can be null<text:line-break/>Required</text:p>
      <text:p text:style-name="P1">Filled with documentation all not documented parameters.</text:p>
      <text:p text:style-name="P1"/>
      <text:p text:style-name="P1"><text:span text:style-name="T1">Reviewer Response:</text:span> Add methods of the collections fields should say that the element will be added at the end of the collection.  <text:line-break/>Required</text:p>
      <text:p text:style-name="P1">Fixed doc of all add methods of the collections fields.</text:p>
      <text:p text:style-name="P1"/>
      <text:p text:style-name="P1"><text:span text:style-name="T1">Reviewer Response:</text:span> You should say more about what means ‘out of bounds’ like: index&lt;<text:line-break/>Required</text:p>
      <text:p text:style-name="P1">Corrected documentation in all @throws tabs.</text:p>
      <text:p text:style-name="P1"/>
      <text:p text:style-name="P1"><text:span text:style-name="T1">Reviewer Response:</text:span> Some discussions do not indicate the what the variable does.<text:line-break/>For e.g. Reference.isIndividualRepresentation<text:line-break/>Required</text:p>
      <text:p text:style-name="P1">Changed documentation of isIndividualRepresentation and closed fields.</text:p>
      <text:p text:style-name="P1"/>
      <text:p text:style-name="P1"><text:span text:style-name="T1">Reviewer Response:</text:span> isIndividualRepresentation and closed boolean fields should present usage not point to a web site. This is your job too.<text:line-break/>Required</text:p>
      <text:p text:style-name="P1">Changed documentation of isIndividualRepresentation and closed fields.</text:p>
      <text:p text:style-name="P1"/>
      <text:p text:style-name="P1"><text:span text:style-name="T1">Reviewer Response:</text:span> String fields should say if they can be empty. <text:line-break/>Required </text:p>
      <text:p text:style-name="P1">Corrected documentation in all String fields.</text:p>
      <text:p text:style-name="P1"/>
      <text:p text:style-name="P1"><text:span text:style-name="T1">Reviewer Response:</text:span> No custom scenario provided.<text:line-break/>Recommended </text:p>
      <text:p text:style-name="P1"><text:span text:style-name="T1">Aggregator Response:</text:span> I made this recommended as the designer is not required to provide a customer scenario.<text:line-break/>The guidelines says:<text:line-break/>"The demo should only give the reader a quick, short demonstration of the major functionality of the component and should not include every method call.  “Major functionality” would be defined as the requirements specified in the requirements docum </text:p>
      <text:p text:style-name="P1"/>
      <text:p text:style-name="P1"><text:span text:style-name="T1">Reviewer Response:</text:span> This class is abstract but have - -&gt;This class is abstract but has<text:line-break/>Required </text:p>
      <text:p text:style-name="P1">Fixed in all abstract classes documentation and in CS.</text:p>
      <text:p text:style-name="P1"/>
      <text:p text:style-name="P1"><text:span text:style-name="T1">Reviewer Response:</text:span> Properties specifies - -&gt; Properties specify<text:line-break/>Required </text:p>
      <text:p text:style-name="P1">Fixed in Property class documentation and in CS.</text:p>
      <text:p text:style-name="P1"/>
      <text:p text:style-name="P1"><text:span text:style-name="T1">Reviewer Response:</text:span> The content in CS must be indexed<text:line-break/>Required</text:p>
      <text:p text:style-name="P1">Indexed.</text:p>
      <text:p text:style-name="P1"/>
      <text:p text:style-name="P1"><text:span text:style-name="T1">Reviewer Response:</text:span> Industry standards: UML 1.5.<text:line-break/>Required </text:p>
      <text:p text:style-name="P1">Fixed in CS.</text:p>
      <text:p text:style-name="P1"/>
      <text:p text:style-name="P1"><text:span text:style-name="T1">Reviewer Response:</text:span> Numbering is not ok. Look at some new released components CS.<text:line-break/>Required </text:p>
      <text:p text:style-name="P1">Numbering OK.</text:p>
      <text:p text:style-name="P1"/>
      <text:p text:style-name="P1"><text:span text:style-name="T1">Reviewer Response:</text:span> Exceptions should have &lt;&lt;exception&gt;&gt; stereotype.<text:line-break/>Required </text:p>
      <text:p text:style-name="P1">Fixed</text:p>
      <text:p text:style-name="P1"/>
      <text:p text:style-name="P1"><text:span text:style-name="T1">Reviewer Response:</text:span> In Design section from CS you should say that all the classes are serializable. <text:line-break/>Required </text:p>
      <text:p text:style-name="P1">Added documentation in the Overview subsection.</text:p>
      <text:p text:style-name="P1"/>
      <text:p text:style-name="P1"><text:span text:style-name="T1">Reviewer Response:</text:span> There are obvious and non-negligible issues which must be fixed. The use cases and the documentation fixes are the main concern here<text:line-break/>Required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11-10T14:30:26</meta:creation-date>
    <dc:date>2006-11-13T05:33:11</dc:date>
    <dc:language>it-IT</dc:language>
    <meta:editing-cycles>15</meta:editing-cycles>
    <meta:editing-duration>PT7H29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67" meta:word-count="846" meta:character-count="6019"/>
  </office:meta>
</office:document-meta>
</file>